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4pt" officeooo:rsid="00162c85" officeooo:paragraph-rsid="00162c85" style:font-size-asian="24pt" style:font-size-complex="24pt"/>
    </style:style>
    <style:style style:name="P2" style:family="paragraph" style:parent-style-name="Text_20_body">
      <style:paragraph-properties fo:text-align="center" style:justify-single-word="false"/>
      <style:text-properties fo:font-size="24pt" officeooo:rsid="00162c85" officeooo:paragraph-rsid="00162c85" style:font-size-asian="21pt" style:font-size-complex="24pt"/>
    </style:style>
    <style:style style:name="P3" style:family="paragraph" style:parent-style-name="Text_20_body">
      <style:paragraph-properties fo:text-align="center" style:justify-single-word="false"/>
      <style:text-properties fo:font-size="14pt" officeooo:rsid="00162c85" officeooo:paragraph-rsid="00162c85" style:font-size-asian="12.25pt" style:font-size-complex="14pt"/>
    </style:style>
    <style:style style:name="P4" style:family="paragraph" style:parent-style-name="Text_20_body">
      <style:paragraph-properties fo:text-align="justify" style:justify-single-word="false"/>
      <style:text-properties fo:font-size="14pt" officeooo:rsid="00162c85" officeooo:paragraph-rsid="00162c85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ploma</text:p>
      <text:p text:style-name="P3"/>
      <text:p text:style-name="P3">Instituto IES Joan Ramis i Ramis certifica que</text:p>
      <text:p text:style-name="P2">Sergio Bolívar Jiménez</text:p>
      <text:p text:style-name="P3">ha realizado la formación y a realizado todas las pruebas necesarias. Siendo por tanto</text:p>
      <text:p text:style-name="P2">Diplomado en Sistemas Microinformáticos y Redes</text:p>
      <text:p text:style-name="P3">Islas Baleares (España), 11 de Noviembre de 2022</text:p>
      <text:p text:style-name="P3"/>
      <text:p text:style-name="P3"/>
      <text:p text:style-name="P4"><text:tab/><text:tab/>Sergio Bolívar<text:tab/><text:tab/>Joan Carreras<text:tab/><text:tab/><text:tab/><text:tab/><text:tab/>Raquel Taltavul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1T08:56:59.101000000</meta:creation-date>
    <dc:date>2022-11-11T09:15:24.536000000</dc:date>
    <meta:editing-duration>PT18M26S</meta:editing-duration>
    <meta:editing-cycles>1</meta:editing-cycles>
    <meta:document-statistic meta:table-count="0" meta:image-count="0" meta:object-count="0" meta:page-count="1" meta:paragraph-count="7" meta:word-count="46" meta:character-count="308" meta:non-whitespace-character-count="262"/>
    <meta:generator>LibreOffice/7.4.2.3$Windows_X86_64 LibreOffice_project/382eef1f22670f7f4118c8c2dd222ec7ad009daf</meta:generator>
  </office:meta>
</office:document-meta>
</file>